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11"/>
  </office:automatic-styles>
  <office:body>
    <office:spreadsheet>
      <table:table table:name="Ubuntu Java 8 Orac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Ubuntu Java 8 Oracl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ynchronized</text:p>
          </table:table-cell>
          <table:table-cell table:number-columns-repeated="2"/>
          <table:table-cell office:value-type="string" calcext:value-type="string">
            <text:p>Atomic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table:formula="of:=AVERAGE([.B6:.B105])" office:value-type="float" office:value="92.06" calcext:value-type="float">
            <text:p>92,06</text:p>
          </table:table-cell>
          <table:table-cell/>
          <table:table-cell office:value-type="string" calcext:value-type="string">
            <text:p>Czas</text:p>
          </table:table-cell>
          <table:table-cell table:formula="of:=AVERAGE([.E6:.E105])" office:value-type="float" office:value="61.93" calcext:value-type="float">
            <text:p>61,93</text:p>
          </table:table-cell>
          <table:table-cell/>
          <table:table-cell office:value-type="string" calcext:value-type="string">
            <text:p>Czas</text:p>
          </table:table-cell>
          <table:table-cell table:formula="of:=AVERAGE([.H6:.H105])" office:value-type="float" office:value="1.32" calcext:value-type="float">
            <text:p>1,32</text:p>
          </table:table-cell>
          <table:table-cell office:value-type="string" calcext:value-type="string">
            <text:p>Wynik</text:p>
          </table:table-cell>
          <table:table-cell table:style-name="ce1" table:formula="of:=COUNTIF([.J6:.J105]; 0)/COUNT([.J6:.J105])" office:value-type="percentage" office:value="0.39" calcext:value-type="percentage">
            <text:p>39,00%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-113542" calcext:value-type="float">
            <text:p>-113542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-108728" calcext:value-type="float">
            <text:p>-108728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46015" calcext:value-type="float">
            <text:p>-746015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53311" calcext:value-type="float">
            <text:p>-653311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04912" calcext:value-type="float">
            <text:p>-80491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84064" calcext:value-type="float">
            <text:p>-684064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8304" calcext:value-type="float">
            <text:p>-71830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64192" calcext:value-type="float">
            <text:p>-564192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20256" calcext:value-type="float">
            <text:p>-820256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05936" calcext:value-type="float">
            <text:p>-605936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68128" calcext:value-type="float">
            <text:p>-76812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02784" calcext:value-type="float">
            <text:p>-902784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08400" calcext:value-type="float">
            <text:p>-60840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58928" calcext:value-type="float">
            <text:p>-658928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17408" calcext:value-type="float">
            <text:p>-617408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42192" calcext:value-type="float">
            <text:p>-742192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11952" calcext:value-type="float">
            <text:p>-611952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8800" calcext:value-type="float">
            <text:p>-68800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291072" calcext:value-type="float">
            <text:p>-291072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89920" calcext:value-type="float">
            <text:p>-589920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52544" calcext:value-type="float">
            <text:p>-652544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329584" calcext:value-type="float">
            <text:p>-329584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65616" calcext:value-type="float">
            <text:p>-565616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-894544" calcext:value-type="float">
            <text:p>-894544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80224" calcext:value-type="float">
            <text:p>-380224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35696" calcext:value-type="float">
            <text:p>-635696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8240" calcext:value-type="float">
            <text:p>-718240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54656" calcext:value-type="float">
            <text:p>-654656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25296" calcext:value-type="float">
            <text:p>-32529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98848" calcext:value-type="float">
            <text:p>-598848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801647" calcext:value-type="float">
            <text:p>801647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38256" calcext:value-type="float">
            <text:p>-538256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15616" calcext:value-type="float">
            <text:p>-815616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43504" calcext:value-type="float">
            <text:p>-943504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2143" calcext:value-type="float">
            <text:p>-712143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39855" calcext:value-type="float">
            <text:p>-639855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27264" calcext:value-type="float">
            <text:p>-627264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34816" calcext:value-type="float">
            <text:p>-43481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361680" calcext:value-type="float">
            <text:p>-36168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14576" calcext:value-type="float">
            <text:p>-114576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995120" calcext:value-type="float">
            <text:p>-995120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table table:name="Ubuntu Java 7 Oracle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buntu Java 7 Oracl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ynchronized</text:p>
          </table:table-cell>
          <table:table-cell table:number-columns-repeated="2"/>
          <table:table-cell office:value-type="string" calcext:value-type="string">
            <text:p>Atomic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table:formula="of:=AVERAGE(['Ubuntu Java 7 Oracle'.B5:.B104])" office:value-type="float" office:value="148.367346938776" calcext:value-type="float">
            <text:p>148,3673469388</text:p>
          </table:table-cell>
          <table:table-cell/>
          <table:table-cell office:value-type="string" calcext:value-type="string">
            <text:p>Czas</text:p>
          </table:table-cell>
          <table:table-cell table:formula="of:=AVERAGE(['Ubuntu Java 7 Oracle'.E5:.E104])" office:value-type="float" office:value="123.367346938776" calcext:value-type="float">
            <text:p>123,3673469388</text:p>
          </table:table-cell>
          <table:table-cell/>
          <table:table-cell office:value-type="string" calcext:value-type="string">
            <text:p>Czas</text:p>
          </table:table-cell>
          <table:table-cell table:formula="of:=AVERAGE([.H7:.H106])" office:value-type="float" office:value="1.08" calcext:value-type="float">
            <text:p>1,08</text:p>
          </table:table-cell>
          <table:table-cell office:value-type="string" calcext:value-type="string">
            <text:p>Wynik</text:p>
          </table:table-cell>
          <table:table-cell table:style-name="ce2" table:formula="of:=COUNTIF([.J7:.J106]; 0)/COUNT([.J7:.K106])" office:value-type="percentage" office:value="0.22" calcext:value-type="percentage">
            <text:p>22,00%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929" calcext:value-type="float">
            <text:p>929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287632" calcext:value-type="float">
            <text:p>-287632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89856" calcext:value-type="float">
            <text:p>-789856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7184" calcext:value-type="float">
            <text:p>-27184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3712" calcext:value-type="float">
            <text:p>-473712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95232" calcext:value-type="float">
            <text:p>-79523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336832" calcext:value-type="float">
            <text:p>-33683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01600" calcext:value-type="float">
            <text:p>-20160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48607" calcext:value-type="float">
            <text:p>-54860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301840" calcext:value-type="float">
            <text:p>-301840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9280" calcext:value-type="float">
            <text:p>-479280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170752" calcext:value-type="float">
            <text:p>-170752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7488" calcext:value-type="float">
            <text:p>-87488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83872" calcext:value-type="float">
            <text:p>-683872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93456" calcext:value-type="float">
            <text:p>-693456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6080" calcext:value-type="float">
            <text:p>-716080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60464" calcext:value-type="float">
            <text:p>-860464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94447" calcext:value-type="float">
            <text:p>-694447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5488" calcext:value-type="float">
            <text:p>-715488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39792" calcext:value-type="float">
            <text:p>-639792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7392" calcext:value-type="float">
            <text:p>-707392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29584" calcext:value-type="float">
            <text:p>-329584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90336" calcext:value-type="float">
            <text:p>-690336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3792" calcext:value-type="float">
            <text:p>-713792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6880" calcext:value-type="float">
            <text:p>-716880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8992" calcext:value-type="float">
            <text:p>-708992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85984" calcext:value-type="float">
            <text:p>-685984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15328" calcext:value-type="float">
            <text:p>-51532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69872" calcext:value-type="float">
            <text:p>-569872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75856" calcext:value-type="float">
            <text:p>-675856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4384" calcext:value-type="float">
            <text:p>-704384</text:p>
          </table:table-cell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75792" calcext:value-type="float">
            <text:p>-675792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03440" calcext:value-type="float">
            <text:p>-403440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16912" calcext:value-type="float">
            <text:p>-216912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81536" calcext:value-type="float">
            <text:p>-781536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991904" calcext:value-type="float">
            <text:p>-991904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88704" calcext:value-type="float">
            <text:p>-688704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9776" calcext:value-type="float">
            <text:p>-709776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95744" calcext:value-type="float">
            <text:p>-795744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1552" calcext:value-type="float">
            <text:p>-711552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9552" calcext:value-type="float">
            <text:p>-719552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7600" calcext:value-type="float">
            <text:p>-717600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95488" calcext:value-type="float">
            <text:p>-695488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1663" calcext:value-type="float">
            <text:p>-701663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6480" calcext:value-type="float">
            <text:p>-716480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11472" calcext:value-type="float">
            <text:p>-711472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20240" calcext:value-type="float">
            <text:p>-720240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51056" calcext:value-type="float">
            <text:p>-951056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43104" calcext:value-type="float">
            <text:p>-743104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6176" calcext:value-type="float">
            <text:p>-706176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82432" calcext:value-type="float">
            <text:p>-682432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690336" calcext:value-type="float">
            <text:p>-690336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11648" calcext:value-type="float">
            <text:p>-511648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77824" calcext:value-type="float">
            <text:p>-477824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77280" calcext:value-type="float">
            <text:p>-677280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5728" calcext:value-type="float">
            <text:p>-705728</text:p>
          </table:table-cell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8032" calcext:value-type="float">
            <text:p>-708032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52464" calcext:value-type="float">
            <text:p>-752464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12624" calcext:value-type="float">
            <text:p>-712624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69920" calcext:value-type="float">
            <text:p>-769920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16016" calcext:value-type="float">
            <text:p>-416016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52192" calcext:value-type="float">
            <text:p>-752192</text:p>
          </table:table-cell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13152" calcext:value-type="float">
            <text:p>-813152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05536" calcext:value-type="float">
            <text:p>-805536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95264" calcext:value-type="float">
            <text:p>-795264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91376" calcext:value-type="float">
            <text:p>-791376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05184" calcext:value-type="float">
            <text:p>-805184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18160" calcext:value-type="float">
            <text:p>-518160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94416" calcext:value-type="float">
            <text:p>-594416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31472" calcext:value-type="float">
            <text:p>-831472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04640" calcext:value-type="float">
            <text:p>-404640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19743" calcext:value-type="float">
            <text:p>-519743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25184" calcext:value-type="float">
            <text:p>-525184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table table:name="OpenJDK 7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OpenJDK 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ynchronized</text:p>
          </table:table-cell>
          <table:table-cell table:number-columns-repeated="2"/>
          <table:table-cell office:value-type="string" calcext:value-type="string">
            <text:p>Atomic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table:formula="of:=AVERAGE(['OpenJDK 7'.B6:.B105])" office:value-type="float" office:value="130.816326530612" calcext:value-type="float">
            <text:p>130,8163265306</text:p>
          </table:table-cell>
          <table:table-cell/>
          <table:table-cell office:value-type="string" calcext:value-type="string">
            <text:p>Czas</text:p>
          </table:table-cell>
          <table:table-cell table:formula="of:=AVERAGE(['OpenJDK 7'.E6:.E105])" office:value-type="float" office:value="122.010204081633" calcext:value-type="float">
            <text:p>122,0102040816</text:p>
          </table:table-cell>
          <table:table-cell/>
          <table:table-cell office:value-type="string" calcext:value-type="string">
            <text:p>Czas</text:p>
          </table:table-cell>
          <table:table-cell table:formula="of:=AVERAGE(['OpenJDK 7'.H6:.H105])" office:value-type="float" office:value="1.3265306122449" calcext:value-type="float">
            <text:p>1,3265306122</text:p>
          </table:table-cell>
          <table:table-cell office:value-type="string" calcext:value-type="string">
            <text:p>Wynik</text:p>
          </table:table-cell>
          <table:table-cell table:style-name="ce1" table:formula="of:=COUNTIF([.J8:.J107]; 0)/COUNT([.J8:.J107])" office:value-type="percentage" office:value="0.22" calcext:value-type="percentage">
            <text:p>22,00%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60288" calcext:value-type="float">
            <text:p>-560288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864" calcext:value-type="float">
            <text:p>-70864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4768" calcext:value-type="float">
            <text:p>-84768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99664" calcext:value-type="float">
            <text:p>-499664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7920" calcext:value-type="float">
            <text:p>-707920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72848" calcext:value-type="float">
            <text:p>-572848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71184" calcext:value-type="float">
            <text:p>-67118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47984" calcext:value-type="float">
            <text:p>-84798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99920" calcext:value-type="float">
            <text:p>-19992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5056" calcext:value-type="float">
            <text:p>-475056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80080" calcext:value-type="float">
            <text:p>-880080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08464" calcext:value-type="float">
            <text:p>-608464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71440" calcext:value-type="float">
            <text:p>-571440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45296" calcext:value-type="float">
            <text:p>-545296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94928" calcext:value-type="float">
            <text:p>-494928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52624" calcext:value-type="float">
            <text:p>-452624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6272" calcext:value-type="float">
            <text:p>666272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64768" calcext:value-type="float">
            <text:p>-764768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57824" calcext:value-type="float">
            <text:p>-757824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82832" calcext:value-type="float">
            <text:p>-782832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90624" calcext:value-type="float">
            <text:p>-690624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26704" calcext:value-type="float">
            <text:p>-626704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74800" calcext:value-type="float">
            <text:p>-774800</text:p>
          </table:table-cell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72944" calcext:value-type="float">
            <text:p>-772944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60144" calcext:value-type="float">
            <text:p>-760144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35311" calcext:value-type="float">
            <text:p>-335311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87504" calcext:value-type="float">
            <text:p>-787504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65888" calcext:value-type="float">
            <text:p>-765888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39088" calcext:value-type="float">
            <text:p>-839088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581200" calcext:value-type="float">
            <text:p>-581200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1024" calcext:value-type="float">
            <text:p>-471024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11696" calcext:value-type="float">
            <text:p>-511696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45023" calcext:value-type="float">
            <text:p>-545023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61040" calcext:value-type="float">
            <text:p>-561040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18208" calcext:value-type="float">
            <text:p>-618208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01520" calcext:value-type="float">
            <text:p>-401520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08000" calcext:value-type="float">
            <text:p>-408000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56240" calcext:value-type="float">
            <text:p>-456240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72608" calcext:value-type="float">
            <text:p>-472608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228464" calcext:value-type="float">
            <text:p>-228464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96432" calcext:value-type="float">
            <text:p>-996432</text:p>
          </table:table-cell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21904" calcext:value-type="float">
            <text:p>-821904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38912" calcext:value-type="float">
            <text:p>-838912</text:p>
          </table:table-cell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49344" calcext:value-type="float">
            <text:p>-749344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06448" calcext:value-type="float">
            <text:p>-706448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21232" calcext:value-type="float">
            <text:p>-721232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26624" calcext:value-type="float">
            <text:p>-726624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22400" calcext:value-type="float">
            <text:p>-722400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22448" calcext:value-type="float">
            <text:p>-722448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67952" calcext:value-type="float">
            <text:p>-667952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99152" calcext:value-type="float">
            <text:p>-699152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59648" calcext:value-type="float">
            <text:p>-45964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89456" calcext:value-type="float">
            <text:p>-689456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22848" calcext:value-type="float">
            <text:p>-72284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44432" calcext:value-type="float">
            <text:p>-844432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07760" calcext:value-type="float">
            <text:p>-707760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693888" calcext:value-type="float">
            <text:p>-693888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30352" calcext:value-type="float">
            <text:p>-530352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51584" calcext:value-type="float">
            <text:p>-451584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435664" calcext:value-type="float">
            <text:p>-435664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74736" calcext:value-type="float">
            <text:p>-874736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47712" calcext:value-type="float">
            <text:p>-347712</text:p>
          </table:table-cell>
          <table:table-cell/>
        </table:table-row>
      </table:table>
      <table:table table:name="Windows 8 Java 8 Oracle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Windows 8 Java 8 Oracl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ynchronized</text:p>
          </table:table-cell>
          <table:table-cell table:number-columns-repeated="2"/>
          <table:table-cell office:value-type="string" calcext:value-type="string">
            <text:p>Atomic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table:formula="of:=AVERAGE([.B7:.B106])" office:value-type="float" office:value="120.24" calcext:value-type="float">
            <text:p>120,24</text:p>
          </table:table-cell>
          <table:table-cell/>
          <table:table-cell office:value-type="string" calcext:value-type="string">
            <text:p>Czas</text:p>
          </table:table-cell>
          <table:table-cell table:formula="of:=AVERAGE([.E7:.E106])" office:value-type="float" office:value="86.03" calcext:value-type="float">
            <text:p>86,03</text:p>
          </table:table-cell>
          <table:table-cell/>
          <table:table-cell office:value-type="string" calcext:value-type="string">
            <text:p>Czas</text:p>
          </table:table-cell>
          <table:table-cell table:formula="of:=AVERAGE([.H7:.H106])" office:value-type="float" office:value="1.58" calcext:value-type="float">
            <text:p>1,58</text:p>
          </table:table-cell>
          <table:table-cell office:value-type="string" calcext:value-type="string">
            <text:p>Wynik</text:p>
          </table:table-cell>
          <table:table-cell table:style-name="ce2" table:formula="of:=COUNTIF([.J7:.J106]; 0)/COUNT([.J7:.J106])" office:value-type="percentage" office:value="0.27" calcext:value-type="percentage">
            <text:p>27,00%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-6050" calcext:value-type="float">
            <text:p>-6050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70655" calcext:value-type="float">
            <text:p>970655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67231" calcext:value-type="float">
            <text:p>967231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826000" calcext:value-type="float">
            <text:p>-826000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78911" calcext:value-type="float">
            <text:p>978911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-769504" calcext:value-type="float">
            <text:p>-769504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75552" calcext:value-type="float">
            <text:p>37555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57296" calcext:value-type="float">
            <text:p>-957296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0863" calcext:value-type="float">
            <text:p>950863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84911" calcext:value-type="float">
            <text:p>784911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356880" calcext:value-type="float">
            <text:p>-356880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75504" calcext:value-type="float">
            <text:p>-275504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-205008" calcext:value-type="float">
            <text:p>-205008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688224" calcext:value-type="float">
            <text:p>-688224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24047" calcext:value-type="float">
            <text:p>-424047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24527" calcext:value-type="float">
            <text:p>824527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45295" calcext:value-type="float">
            <text:p>745295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4319" calcext:value-type="float">
            <text:p>64319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61056" calcext:value-type="float">
            <text:p>-961056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13023" calcext:value-type="float">
            <text:p>913023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762720" calcext:value-type="float">
            <text:p>-762720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251600" calcext:value-type="float">
            <text:p>-251600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65599" calcext:value-type="float">
            <text:p>865599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9488" calcext:value-type="float">
            <text:p>-99488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79792" calcext:value-type="float">
            <text:p>-779792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26880" calcext:value-type="float">
            <text:p>-926880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35584" calcext:value-type="float">
            <text:p>-735584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24656" calcext:value-type="float">
            <text:p>-724656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79904" calcext:value-type="float">
            <text:p>-279904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46128" calcext:value-type="float">
            <text:p>-246128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40496" calcext:value-type="float">
            <text:p>-240496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92080" calcext:value-type="float">
            <text:p>-792080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-876992" calcext:value-type="float">
            <text:p>-876992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05840" calcext:value-type="float">
            <text:p>-205840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68783" calcext:value-type="float">
            <text:p>968783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21632" calcext:value-type="float">
            <text:p>-921632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96608" calcext:value-type="float">
            <text:p>-896608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121920" calcext:value-type="float">
            <text:p>-121920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317663" calcext:value-type="float">
            <text:p>-317663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73584" calcext:value-type="float">
            <text:p>-973584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26768" calcext:value-type="float">
            <text:p>-826768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297168" calcext:value-type="float">
            <text:p>-297168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52896" calcext:value-type="float">
            <text:p>-52896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81488" calcext:value-type="float">
            <text:p>-781488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8719" calcext:value-type="float">
            <text:p>498719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343807" calcext:value-type="float">
            <text:p>-343807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294704" calcext:value-type="float">
            <text:p>-294704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267472" calcext:value-type="float">
            <text:p>-267472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882416" calcext:value-type="float">
            <text:p>-882416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07408" calcext:value-type="float">
            <text:p>-407408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21631" calcext:value-type="float">
            <text:p>321631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64416" calcext:value-type="float">
            <text:p>-764416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735728" calcext:value-type="float">
            <text:p>-735728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407072" calcext:value-type="float">
            <text:p>-407072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813408" calcext:value-type="float">
            <text:p>-813408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9119" calcext:value-type="float">
            <text:p>959119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000000" calcext:value-type="float">
            <text:p>-1000000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19903" calcext:value-type="float">
            <text:p>-919903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96128" calcext:value-type="float">
            <text:p>-961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 style:data-style-name="N2" text:time-value="21:56:28.4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a Obrok</meta:initial-creator>
    <meta:creation-date>2015-03-16T21:25:17.186428827</meta:creation-date>
    <dc:date>2015-03-18T22:01:09.606000000</dc:date>
    <meta:editing-duration>PT9M58S</meta:editing-duration>
    <meta:editing-cycles>7</meta:editing-cycles>
    <meta:generator>LibreOffice/4.3.0.4$Windows_x86 LibreOffice_project/62ad5818884a2fc2e5780dd45466868d41009ec0</meta:generator>
    <meta:document-statistic meta:table-count="4" meta:cell-count="1648" meta:object-count="0"/>
  </office:meta>
</office:document-meta>
</file>